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verdana" svg:font-family="verdana, arial, helvetica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fc662" officeooo:paragraph-rsid="000fc66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paragraph-rsid="000fc66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officeooo:paragraph-rsid="0010185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113bb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paragraph-rsid="0012cff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113bbe" officeooo:paragraph-rsid="00113bbe" style:font-size-asian="14pt" style:font-size-complex="14pt"/>
    </style:style>
    <style:style style:name="T1" style:family="text">
      <style:text-properties officeooo:rsid="000fc662"/>
    </style:style>
    <style:style style:name="T2" style:family="text">
      <style:text-properties style:font-name="Liberation Serif" fo:font-size="14pt" fo:font-weight="bold" officeooo:rsid="000fc662" style:font-size-asian="12.25pt" style:font-weight-asian="bold" style:font-size-complex="14pt" style:font-weight-complex="bold"/>
    </style:style>
    <style:style style:name="T3" style:family="text">
      <style:text-properties officeooo:rsid="0010185a"/>
    </style:style>
    <style:style style:name="T4" style:family="text">
      <style:text-properties fo:font-variant="normal" fo:text-transform="none" style:use-window-font-color="true" loext:opacity="0%" style:font-name="verdana" fo:font-size="14pt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113bbe"/>
    </style:style>
    <style:style style:name="T6" style:family="text">
      <style:text-properties fo:font-variant="normal" fo:text-transform="none" style:use-window-font-color="true" loext:opacity="0%" style:font-name="verdana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113bbe" style:font-size-asian="14pt" style:font-size-complex="14pt"/>
    </style:style>
    <style:style style:name="T8" style:family="text">
      <style:text-properties fo:font-variant="normal" fo:text-transform="none" style:use-window-font-color="true" loext:opacity="0%" style:font-name="verdana" fo:font-size="14pt" fo:letter-spacing="normal" fo:font-style="normal" fo:font-weight="normal" officeooo:rsid="0012cffa" style:font-size-asian="14pt" style:font-size-complex="14pt"/>
    </style:style>
    <style:style style:name="T9" style:family="text">
      <style:text-properties fo:font-variant="normal" fo:text-transform="none" style:use-window-font-color="true" loext:opacity="0%" style:font-name="verdana" fo:letter-spacing="normal" fo:font-style="normal" fo:font-weight="normal"/>
    </style:style>
    <style:style style:name="T10" style:family="text">
      <style:text-properties fo:font-variant="normal" fo:text-transform="none" style:use-window-font-color="true" loext:opacity="0%" style:font-name="verdana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style:use-window-font-color="true" loext:opacity="0%" style:font-name="verdana" fo:letter-spacing="normal" fo:font-style="normal" fo:font-weight="normal" officeooo:rsid="00113bbe" style:font-size-asian="14pt" style:font-size-complex="14pt"/>
    </style:style>
    <style:style style:name="T12" style:family="text">
      <style:text-properties fo:font-variant="normal" fo:text-transform="none" style:use-window-font-color="true" loext:opacity="0%" fo:font-size="14pt" fo:letter-spacing="normal" fo:font-style="normal" fo:font-weight="normal"/>
    </style:style>
    <style:style style:name="T13" style:family="text">
      <style:text-properties fo:font-variant="normal" fo:text-transform="none" style:use-window-font-color="true" loext:opacity="0%" fo:font-size="14pt" fo:letter-spacing="normal" fo:font-style="normal" fo:font-weight="normal" officeooo:rsid="00113bbe"/>
    </style:style>
    <style:style style:name="T14" style:family="text">
      <style:text-properties fo:font-variant="normal" fo:text-transform="none" style:use-window-font-color="true" loext:opacity="0%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use-window-font-color="true" loext:opacity="0%" fo:font-size="14pt" fo:letter-spacing="normal" fo:font-style="normal" fo:font-weight="normal" officeooo:rsid="00113bbe" style:font-size-asian="14pt" style:font-size-complex="14pt"/>
    </style:style>
    <style:style style:name="T16" style:family="text">
      <style:text-properties fo:font-variant="normal" fo:text-transform="none" style:use-window-font-color="true" loext:opacity="0%" fo:font-size="14pt" fo:letter-spacing="normal" fo:font-style="normal" fo:font-weight="normal" officeooo:rsid="0012cffa" style:font-size-asian="14pt" style:font-size-complex="14pt"/>
    </style:style>
    <style:style style:name="T17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18" style:family="text">
      <style:text-properties fo:font-variant="normal" fo:text-transform="none" style:use-window-font-color="true" loext:opacity="0%" fo:letter-spacing="normal" fo:font-style="normal" fo:font-weight="normal" officeooo:rsid="00113bbe"/>
    </style:style>
    <style:style style:name="T19" style:family="text">
      <style:text-properties fo:font-variant="normal" fo:text-transform="none" style:use-window-font-color="true" loext:opacity="0%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style:use-window-font-color="true" loext:opacity="0%" fo:letter-spacing="normal" fo:font-style="normal" fo:font-weight="normal" officeooo:rsid="00113bbe" style:font-size-asian="14pt" style:font-size-complex="14pt"/>
    </style:style>
    <style:style style:name="T21" style:family="text">
      <style:text-properties fo:font-variant="normal" fo:text-transform="none" style:use-window-font-color="true" loext:opacity="0%" fo:letter-spacing="normal" fo:font-style="normal" fo:font-weight="normal" officeooo:rsid="0012cffa"/>
    </style:style>
    <style:style style:name="T22" style:family="text">
      <style:text-properties fo:font-variant="normal" fo:text-transform="none" style:use-window-font-color="true" loext:opacity="0%" fo:letter-spacing="normal" fo:font-style="normal" fo:font-weight="bold" officeooo:rsid="00113bbe" style:font-weight-asian="bold" style:font-weight-complex="bold"/>
    </style:style>
    <style:style style:name="T23" style:family="text">
      <style:text-properties fo:font-variant="normal" fo:text-transform="none" style:use-window-font-color="true" loext:opacity="0%" fo:letter-spacing="normal" fo:font-style="normal" fo:font-weight="bold" officeooo:rsid="0012cffa" style:font-weight-asian="bold" style:font-weight-complex="bold"/>
    </style:style>
    <style:style style:name="T24" style:family="text">
      <style:text-properties officeooo:rsid="00113bbe"/>
    </style:style>
    <style:style style:name="T25" style:family="text">
      <style:text-properties fo:font-size="14pt" fo:font-weight="bold" officeooo:rsid="000fc662" style:font-size-asian="12.25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fc662" style:font-weight-asian="bold" style:font-weight-complex="bold"/>
    </style:style>
    <style:style style:name="T28" style:family="text">
      <style:text-properties fo:font-weight="bold" officeooo:rsid="0010185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</text:p>
      <text:p text:style-name="P2"><text:span text:style-name="T27">№ 1 - </text:span>серная кислота</text:p>
      <text:p text:style-name="P2"><text:span text:style-name="T27">№ 2 </text:span><text:span text:style-name="T1">- </text:span>сернистая кислота</text:p>
      <text:p text:style-name="P2"><text:span text:style-name="T27">№ 3 </text:span><text:span text:style-name="T1">- </text:span>сероводородная кислота</text:p>
      <text:p text:style-name="P2"><text:span text:style-name="T27">№ 4 </text:span><text:span text:style-name="T1">- </text:span>кремниевая кислота</text:p>
      <text:p text:style-name="P3"><text:span text:style-name="T28">№ 5</text:span><text:span text:style-name="T3"> - </text:span><text:span text:style-name="T24">хловороводородная (соляная) кислота</text:span></text:p>
      <text:p text:style-name="P6"><text:span text:style-name="T26">№ 6 </text:span>- угольная кислота </text:p>
      <text:p text:style-name="P4"><text:span text:style-name="T22">№7</text:span><text:span text:style-name="T18">- </text:span><text:span text:style-name="T17"> азотная кислота</text:span></text:p>
      <text:p text:style-name="P4"><text:span text:style-name="T22">№8</text:span><text:span text:style-name="T18"> - </text:span><text:span text:style-name="T17">фосфорная кислота</text:span></text:p>
      <text:p text:style-name="P4"><text:span text:style-name="T22">№9</text:span><text:span text:style-name="T18"> - </text:span><text:span text:style-name="T17">сульфат</text:span></text:p>
      <text:p text:style-name="P4"><text:span text:style-name="T22">№10</text:span><text:span text:style-name="T18"> - </text:span><text:span text:style-name="T17">сульфит</text:span></text:p>
      <text:p text:style-name="P4"><text:span text:style-name="T22">№11</text:span><text:span text:style-name="T18"> - </text:span><text:span text:style-name="T17"> сульфид</text:span></text:p>
      <text:p text:style-name="P4"><text:span text:style-name="T22">№12</text:span><text:span text:style-name="T18"> - </text:span><text:span text:style-name="T17"> силикат</text:span></text:p>
      <text:p text:style-name="P4"><text:span text:style-name="T22">№13</text:span><text:span text:style-name="T18"> - </text:span><text:span text:style-name="T17">хлорид</text:span></text:p>
      <text:p text:style-name="P4"><text:span text:style-name="T22">№14</text:span><text:span text:style-name="T18"> - </text:span><text:span text:style-name="T17"> нитрат</text:span></text:p>
      <text:p text:style-name="P4"><text:span text:style-name="T22">№ 15 </text:span><text:span text:style-name="T18">- </text:span><text:span text:style-name="T17">карбонат</text:span></text:p>
      <text:p text:style-name="P4"><text:span text:style-name="T22">№16</text:span><text:span text:style-name="T18"> - </text:span><text:span text:style-name="T17"> фосфат</text:span></text:p>
      <text:p text:style-name="P5"><text:span text:style-name="T22">№</text:span><text:span text:style-name="T23">17 </text:span><text:span text:style-name="T21">- </text:span><text:span text:style-name="T17">индикатора</text:span></text:p>
      <text:p text:style-name="P5"><text:span text:style-name="T23">№18 </text:span><text:span text:style-name="T21">- </text:span><text:span text:style-name="T17">да</text:span></text:p>
      <text:p text:style-name="P5"><text:span text:style-name="T23">№19 </text:span><text:span text:style-name="T21">- </text:span><text:span text:style-name="T17"> нет</text:span></text:p>
      <text:p text:style-name="P5"><text:span text:style-name="T23">№20</text:span><text:span text:style-name="T21"> - </text:span><text:span text:style-name="T17">архимандри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verdana" svg:font-family="verdana, arial, helvetic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51:17.080439169</meta:creation-date>
    <dc:date>2024-11-02T10:42:18.668738342</dc:date>
    <meta:editing-duration>PT10M21S</meta:editing-duration>
    <meta:editing-cycles>2</meta:editing-cycles>
    <meta:generator>LibreOffice/24.2.4.1$Linux_X86_64 LibreOffice_project/420$Build-1</meta:generator>
    <meta:document-statistic meta:table-count="0" meta:image-count="0" meta:object-count="0" meta:page-count="1" meta:paragraph-count="21" meta:word-count="76" meta:character-count="364" meta:non-whitespace-character-count="302"/>
  </office:meta>
</office:document-meta>
</file>